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000000" fo:min-height="5.25cm"/>
    </style:style>
    <style:style style:name="gr3" style:family="graphic" style:parent-style-name="standard">
      <style:graphic-properties draw:stroke="none" svg:stroke-color="#000000" draw:fill="none" draw:fill-color="#000000" fo:min-height="3.33cm"/>
    </style:style>
    <style:style style:name="gr4" style:family="graphic" style:parent-style-name="objectwithoutfill">
      <style:graphic-properties svg:stroke-width="0.212cm" draw:marker-start="" draw:marker-start-width="0.517cm" draw:marker-end="Circle" draw:marker-end-width="0.517cm" draw:fill="none" draw:textarea-vertical-align="middle" fo:padding-top="0.23cm" fo:padding-bottom="0.23cm" fo:padding-left="0.355cm" fo:padding-right="0.355cm"/>
    </style:style>
    <style:style style:name="gr5" style:family="graphic" style:parent-style-name="standard" style:list-style-name="L1">
      <style:graphic-properties loext:opacity="0%"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2.842cm" fo:min-width="31.426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40pt" fo:font-style="normal" fo:text-shadow="none" style:text-underline-style="none" fo:font-weight="normal" style:letter-kerning="true" style:font-family-asian="'Microsoft YaHei'" style:font-family-generic-asian="system" style:font-pitch-asian="variable" style:font-size-asian="40pt" style:font-style-asian="normal" style:font-weight-asian="normal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'Liberation Sans'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6cm" svg:x="24.1cm" svg:y="9.40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9.8cm" svg:height="5.5cm" svg:x="24.205cm" svg:y="9.707cm">
            <draw:text-box>
              <text:p text:style-name="P2"><text:span text:style-name="T1">Macro Area 1</text:span><text:span text:style-name="T1"><text:line-break/></text:span><text:span text:style-name="T1"><text:line-break/></text:span><text:span text:style-name="T1"/></text:p>
            </draw:text-box>
          </draw:frame>
          <draw:custom-shape draw:style-name="gr1" draw:text-style-name="P1" draw:layer="layout" svg:width="10cm" svg:height="6cm" svg:x="24.1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9.8cm" svg:height="3.58cm" svg:x="24.201cm" svg:y="18.999cm">
            <draw:text-box>
              <text:p text:style-name="P2"><text:span text:style-name="T1">Micro Area 1.1</text:span></text:p>
            </draw:text-box>
          </draw:frame>
          <draw:line draw:style-name="gr4" draw:text-style-name="P2" draw:layer="layout" svg:x1="29.1cm" svg:y1="18.5cm" svg:x2="29.2cm" svg:y2="13cm">
            <text:p/>
          </draw:line>
        </draw:g>
        <draw:frame draw:style-name="gr5" draw:text-style-name="P5" draw:layer="layout" svg:width="31.926cm" svg:height="3.092cm" svg:x="13.874cm" svg:y="1.7cm">
          <draw:text-box>
            <text:p text:style-name="P4"><text:span text:style-name="T2">SYSTEM OF CONDITINAL EVENTS AND AREAS</text:span></text:p>
            <text:p text:style-name="P4"><text:span text:style-name="T3">(MACRO ELEMENT AND MICRO ELEMENT RELATION)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7-26T21:39:41.11</dc:date>
    <meta:editing-duration>PT2H4M7S</meta:editing-duration>
    <meta:editing-cycles>49</meta:editing-cycles>
    <meta:generator>OpenOffice/4.1.14$Win32 OpenOffice.org_project/4114m1$Build-9811</meta:generator>
    <dc:creator>Vaclav Kolarcik</dc:creator>
    <meta:document-statistic meta:object-count="7"/>
  </office:meta>
</office:document-meta>
</file>